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>
      <style:graphic-properties draw:ole-draw-aspect="1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2cm" fo:min-width="0cm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layer="layout" svg:width="25.5cm" svg:height="12.843cm" svg:x="1cm" svg:y="2.157cm">
          <draw:text-box>
            <text:list text:style-name="L1">
              <text:list-item>
                <text:list>
                  <text:list-item>
                    <text:p>Dataset size: 900 projections, 511 sinograms</text:p>
                    <text:p/>
                  </text:list-item>
                  <text:list-item text:style-override="L2">
                    <text:p>Single disk test performed on data residing on one disk in node (not OS disk)</text:p>
                  </text:list-item>
                </text:list>
              </text:list-item>
            </text:list>
            <text:p/>
            <text:list text:continue-numbering="true" text:style-name="L1">
              <text:list-item>
                <text:list>
                  <text:list-item>
                    <text:p>NFS test performed on data residing on a RAID 5 set served over NFS</text:p>
                    <text:p/>
                  </text:list-item>
                  <text:list-item>
                    <text:p>Performed on 1 x 8 CPU core node only</text:p>
                  </text:list-item>
                </text:list>
              </text:list-item>
            </text:list>
            <text:p/>
            <text:list text:continue-numbering="true" text:style-name="L1">
              <text:list-item>
                <text:list>
                  <text:list-item>
                    <text:p>No GPU used in calculation</text:p>
                  </text:list-item>
                </text:list>
              </text:list-item>
            </text:list>
            <text:p/>
            <text:list text:continue-numbering="true" text:style-name="L1">
              <text:list-item>
                <text:list>
                  <text:list-item>
                    <text:p>Avg time is the time per process to complete its assigned subset (projection or sinogram) – error bars indicate deviation across processes.</text:p>
                  </text:list-item>
                </text:list>
              </text:list-item>
            </text:list>
            <text:p/>
            <text:list text:continue-numbering="true" text:style-name="L1">
              <text:list-item>
                <text:list>
                  <text:list-item>
                    <text:p>Total time is the time taken to complete the section (background removal, sinogram creation, sinogram reconstruction) as a function of the number of processes running.</text:p>
                  </text:list-item>
                </text:list>
              </text:list-item>
            </text:list>
            <text:p/>
          </draw:text-box>
        </draw:frame>
        <draw:custom-shape draw:style-name="gr2" draw:text-style-name="P1" draw:layer="layout" svg:width="11cm" svg:height="3cm" svg:x="14.5cm" svg:y="15.5cm">
          <text:p text:style-name="P1">CPU bound stag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cm" svg:height="3cm" svg:x="2.5cm" svg:y="15.5cm">
          <text:p text:style-name="P1">I/O bound stage</text:p>
          <draw:enhanced-geometry svg:viewBox="0 0 21600 21600" draw:type="rectangle" draw:enhanced-path="M 0 0 L 21600 0 21600 21600 0 21600 0 0 Z N"/>
        </draw:custom-shape>
        <draw:g>
          <draw:line draw:style-name="gr4" draw:text-style-name="P1" draw:layer="layout" svg:x1="1.3cm" svg:y1="1.6cm" svg:x2="26.8cm" svg:y2="1.6cm">
            <text:p/>
          </draw:line>
          <draw:frame draw:style-name="gr5" draw:layer="layout" svg:width="7.758cm" svg:height="1.038cm" svg:x="1.446cm" svg:y="0.462cm">
            <draw:text-box>
              <text:p>Single disk and NFS tests</text:p>
            </draw:text-box>
          </draw:frame>
        </draw:g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3" draw:text-style-name="P1" draw:id="id2" draw:layer="layout" svg:width="5cm" svg:height="2.5cm" svg:x="8.3cm" svg:y="2.5cm">
          <text:p text:style-name="P1">Determine</text:p>
          <text:p text:style-name="P1">background file</text:p>
          <draw:enhanced-geometry svg:viewBox="0 0 21600 21600" draw:type="rectangle" draw:enhanced-path="M 0 0 L 21600 0 21600 21600 0 21600 0 0 Z N"/>
        </draw:custom-shape>
        <draw:custom-shape draw:style-name="gr3" draw:text-style-name="P1" draw:id="id1" draw:layer="layout" svg:width="5cm" svg:height="2.5cm" svg:x="1.5cm" svg:y="2.5cm">
          <text:p text:style-name="P1">Read raw image</text:p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2" draw:text-style-name="P1" draw:id="id3" draw:layer="layout" svg:width="5cm" svg:height="2.5cm" svg:x="15cm" svg:y="2.5cm">
          <text:p text:style-name="P1">Remove</text:p>
          <text:p text:style-name="P1">background</text:p>
          <draw:enhanced-geometry svg:viewBox="0 0 21600 21600" draw:type="rectangle" draw:enhanced-path="M 0 0 L 21600 0 21600 21600 0 21600 0 0 Z N"/>
        </draw:custom-shape>
        <draw:custom-shape draw:style-name="gr3" draw:text-style-name="P1" draw:id="id4" draw:layer="layout" svg:width="5cm" svg:height="2.5cm" svg:x="21.5cm" svg:y="2.5cm">
          <text:p text:style-name="P1">Write image</text:p>
          <text:p text:style-name="P1">file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6.5cm" svg:y1="3.75cm" svg:x2="8.3cm" svg:y2="3.75cm" draw:start-shape="id1" draw:end-shape="id2" svg:d="m6500 3750h1800">
          <text:p/>
        </draw:connector>
        <draw:connector draw:style-name="gr7" draw:text-style-name="P1" draw:layer="layout" draw:type="line" svg:x1="13.3cm" svg:y1="3.75cm" svg:x2="15cm" svg:y2="3.75cm" draw:start-shape="id2" draw:end-shape="id3" svg:d="m13300 3750h1700">
          <text:p/>
        </draw:connector>
        <draw:connector draw:style-name="gr7" draw:text-style-name="P1" draw:layer="layout" draw:type="line" svg:x1="20cm" svg:y1="3.75cm" svg:x2="21.5cm" svg:y2="3.75cm" draw:start-shape="id3" draw:end-shape="id4" svg:d="m20000 3750h1500">
          <text:p/>
        </draw:connector>
        <draw:g>
          <draw:line draw:style-name="gr4" draw:text-style-name="P1" draw:layer="layout" svg:x1="1.3cm" svg:y1="1.6cm" svg:x2="26.8cm" svg:y2="1.6cm">
            <text:p/>
          </draw:line>
          <draw:frame draw:style-name="gr5" draw:layer="layout" svg:width="12.211cm" svg:height="1.038cm" svg:x="1.446cm" svg:y="0.462cm">
            <draw:text-box>
              <text:p>Background removal – single disk vs NFS</text:p>
            </draw:text-box>
          </draw:frame>
        </draw:g>
        <draw:frame draw:style-name="gr8" draw:layer="layout" svg:width="27.023cm" svg:height="15.5cm" svg:x="0.477cm" svg:y="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9" draw:text-style-name="P1" draw:layer="layout" svg:width="2.999cm" svg:height="1.5cm" svg:x="13.454cm" svg:y="13.3cm">
          <text:p text:style-name="P1">~3 min</text:p>
          <draw:enhanced-geometry svg:viewBox="0 0 21600 21600" draw:mirror-horizontal="false" draw:type="line-callout-1" draw:modifiers="-12744 25859.5602931379 -1800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1" draw:layer="layout" svg:width="2.999cm" svg:height="1.5cm" svg:x="6.501cm" svg:y="6cm">
          <text:p text:style-name="P1">~12 min</text:p>
          <draw:enhanced-geometry svg:viewBox="0 0 21600 21600" draw:mirror-horizontal="false" draw:type="line-callout-1" draw:modifiers="-16322.4 13239.1738840773 -1800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6" draw:layer="layout" svg:width="14.848cm" svg:height="11.135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g>
          <draw:line draw:style-name="gr4" draw:text-style-name="P1" draw:layer="layout" svg:x1="1.3cm" svg:y1="1.6cm" svg:x2="26.8cm" svg:y2="1.6cm">
            <text:p/>
          </draw:line>
          <draw:frame draw:style-name="gr5" draw:layer="layout" svg:width="11.559cm" svg:height="1.038cm" svg:x="1.446cm" svg:y="0.462cm">
            <draw:text-box>
              <text:p>Sinogram creation – single disk vs NFS</text:p>
            </draw:text-box>
          </draw:frame>
        </draw:g>
        <draw:custom-shape draw:style-name="gr3" draw:text-style-name="P1" draw:id="id5" draw:layer="layout" svg:width="5cm" svg:height="2.5cm" svg:x="5.5cm" svg:y="2.5cm">
          <text:p text:style-name="P1">Read all raw </text:p>
          <text:p text:style-name="P1">image files</text:p>
          <draw:enhanced-geometry svg:viewBox="0 0 21600 21600" draw:type="rectangle" draw:enhanced-path="M 0 0 L 21600 0 21600 21600 0 21600 0 0 Z N"/>
        </draw:custom-shape>
        <draw:custom-shape draw:style-name="gr3" draw:text-style-name="P1" draw:id="id6" draw:layer="layout" svg:width="5cm" svg:height="2.5cm" svg:x="17cm" svg:y="2.5cm">
          <text:p text:style-name="P1">Write sinogram</text:p>
          <text:p text:style-name="P1"><text:s/>image file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10.5cm" svg:y1="3.75cm" svg:x2="17cm" svg:y2="3.75cm" draw:start-shape="id5" draw:end-shape="id6" svg:d="m10500 3750h6500">
          <text:p/>
        </draw:connector>
        <draw:frame draw:style-name="gr8" draw:layer="layout" svg:width="28cm" svg:height="15.47cm" svg:x="0cm" svg:y="5.0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9" draw:text-style-name="P1" draw:layer="layout" svg:width="2.999cm" svg:height="1.5cm" svg:x="5.551cm" svg:y="6.3cm">
          <text:p text:style-name="P1">~25 min</text:p>
          <draw:enhanced-geometry svg:viewBox="0 0 21600 21600" draw:mirror-horizontal="false" draw:type="line-callout-1" draw:modifiers="-12600 21571.2191872085 -1800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1" draw:layer="layout" svg:width="2.999cm" svg:height="1.5cm" svg:x="5.452cm" svg:y="10.3cm">
          <text:p text:style-name="P1">~16 min</text:p>
          <draw:enhanced-geometry svg:viewBox="0 0 21600 21600" draw:mirror-horizontal="false" draw:type="line-callout-1" draw:modifiers="-12600 21571.2191872085 -1800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1" draw:layer="layout" svg:width="2.999cm" svg:height="1.5cm" svg:x="13.453cm" svg:y="14.2cm">
          <text:p text:style-name="P1">~5 min</text:p>
          <draw:enhanced-geometry svg:viewBox="0 0 21600 21600" draw:mirror-horizontal="false" draw:type="line-callout-1" draw:modifiers="-12744 25859.5602931379 -1800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1" draw:layer="layout" svg:width="2.999cm" svg:height="1.5cm" svg:x="15cm" svg:y="17cm">
          <text:p text:style-name="P1">~4min</text:p>
          <draw:enhanced-geometry svg:viewBox="0 0 21600 21600" draw:mirror-horizontal="false" draw:mirror-vertical="false" draw:type="line-callout-1" draw:modifiers="-23004 4892.7381745503 -1800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6" draw:layer="layout" svg:width="14.848cm" svg:height="11.135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g>
          <draw:line draw:style-name="gr4" draw:text-style-name="P1" draw:layer="layout" svg:x1="1.3cm" svg:y1="1.6cm" svg:x2="26.8cm" svg:y2="1.6cm">
            <text:p/>
          </draw:line>
          <draw:frame draw:style-name="gr5" draw:layer="layout" svg:width="13.287cm" svg:height="1.038cm" svg:x="1.446cm" svg:y="0.462cm">
            <draw:text-box>
              <text:p>Sinogram reconstruction – single disk vs NFS</text:p>
            </draw:text-box>
          </draw:frame>
        </draw:g>
        <draw:custom-shape draw:style-name="gr3" draw:text-style-name="P1" draw:id="id7" draw:layer="layout" svg:width="5cm" svg:height="2.5cm" svg:x="2.5cm" svg:y="2.5cm">
          <text:p text:style-name="P1">Read sinogram</text:p>
          <text:p text:style-name="P1">image f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id="id9" draw:layer="layout" svg:width="5cm" svg:height="2.5cm" svg:x="21cm" svg:y="2.5cm">
          <text:p text:style-name="P1">Write </text:p>
          <text:p text:style-name="P1">reconstructed</text:p>
          <text:p text:style-name="P1">image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7.5cm" svg:y1="3.75cm" svg:x2="11.9cm" svg:y2="3.75cm" draw:start-shape="id7" draw:end-shape="id8" draw:end-glue-point="3" svg:d="m7500 3750h4400">
          <text:p/>
        </draw:connector>
        <draw:custom-shape draw:style-name="gr2" draw:text-style-name="P1" draw:id="id8" draw:layer="layout" svg:width="5cm" svg:height="2.5cm" svg:x="11.9cm" svg:y="2.5cm">
          <text:p text:style-name="P1">Reconstruct</text:p>
          <text:p text:style-name="P1">sinogram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16.9cm" svg:y1="3.75cm" svg:x2="21cm" svg:y2="3.75cm" draw:start-shape="id8" draw:end-shape="id9" svg:d="m16900 3750h4100">
          <text:p/>
        </draw:connector>
        <draw:frame draw:style-name="gr8" draw:layer="layout" svg:width="27.6cm" svg:height="15cm" svg:x="0.3cm" svg:y="5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9" draw:text-style-name="P1" draw:layer="layout" svg:width="2.999cm" svg:height="1.5cm" svg:x="5.552cm" svg:y="6.3cm">
          <text:p text:style-name="P1">~21 min</text:p>
          <draw:enhanced-geometry svg:viewBox="0 0 21600 21600" draw:mirror-horizontal="false" draw:type="line-callout-1" draw:modifiers="-12600 21571.2191872085 -1800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1" draw:layer="layout" svg:width="2.999cm" svg:height="1.5cm" svg:x="13.553cm" svg:y="15.2cm">
          <text:p text:style-name="P1">~3 min</text:p>
          <draw:enhanced-geometry svg:viewBox="0 0 21600 21600" draw:mirror-horizontal="false" draw:type="line-callout-1" draw:modifiers="-12600 21571.2191872085 -1800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6" draw:layer="layout" svg:width="14.848cm" svg:height="11.135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g>
          <draw:line draw:style-name="gr4" draw:text-style-name="P1" draw:layer="layout" svg:x1="1.3cm" svg:y1="1.6cm" svg:x2="26.8cm" svg:y2="1.6cm">
            <text:p/>
          </draw:line>
          <draw:frame draw:style-name="gr5" draw:layer="layout" svg:width="13.723cm" svg:height="1.038cm" svg:x="1.446cm" svg:y="0.462cm">
            <draw:text-box>
              <text:p>Background removal – processes v. image size</text:p>
            </draw:text-box>
          </draw:frame>
        </draw:g>
        <draw:frame draw:style-name="gr8" draw:layer="layout" svg:width="25.105cm" svg:height="13.569cm" svg:x="1.395cm" svg:y="3.93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text-style-name="P2" draw:layer="layout" svg:width="25.132cm" svg:height="0.95cm" svg:x="1.742cm" svg:y="18.5cm">
          <draw:text-box>
            <text:p><text:span text:style-name="T1">Speedup seen as more processes added – IO hit will be seen quickly as nodes / processes added.</text:span></text:p>
          </draw:text-box>
        </draw:frame>
        <draw:custom-shape draw:style-name="gr9" draw:text-style-name="P3" draw:layer="layout" svg:width="6.249cm" svg:height="2.5cm" svg:x="14cm" svg:y="6.5cm">
          <text:p text:style-name="P3"><text:span text:style-name="T1">File size: 4x,</text:span></text:p>
          <text:p text:style-name="P3"><text:span text:style-name="T1">Time: ~6x</text:span></text:p>
          <draw:enhanced-geometry svg:viewBox="0 0 21600 21600" draw:mirror-horizontal="false" draw:mirror-vertical="false" draw:type="line-callout-3" draw:modifiers="-12960 8636.54538184726 -846.72 4776.0095961615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3" draw:layer="layout" svg:width="6.5cm" svg:height="1.999cm" svg:x="13.5cm" svg:y="12cm">
          <text:p text:style-name="P3"><text:span text:style-name="T1">~1.6x speedup over</text:span></text:p>
          <text:p text:style-name="P3"><text:span text:style-name="T1">4 threads</text:span></text:p>
          <draw:enhanced-geometry svg:viewBox="0 0 21600 21600" draw:mirror-horizontal="false" draw:mirror-vertical="false" draw:type="line-callout-3" draw:modifiers="-4478.81864328565 24138 -817.35117674204 5983.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6" draw:layer="layout" svg:width="14.848cm" svg:height="11.135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g>
          <draw:line draw:style-name="gr4" draw:text-style-name="P1" draw:layer="layout" svg:x1="1.3cm" svg:y1="1.6cm" svg:x2="26.8cm" svg:y2="1.6cm">
            <text:p/>
          </draw:line>
          <draw:frame draw:style-name="gr5" draw:layer="layout" svg:width="13.723cm" svg:height="1.038cm" svg:x="1.446cm" svg:y="0.462cm">
            <draw:text-box>
              <text:p>Background removal – processes v. image size</text:p>
            </draw:text-box>
          </draw:frame>
        </draw:g>
        <draw:frame draw:style-name="gr8" draw:layer="layout" svg:width="25.105cm" svg:height="13.569cm" svg:x="1.442cm" svg:y="3.6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2" draw:layer="layout" svg:width="19.48cm" svg:height="0.95cm" svg:x="1.742cm" svg:y="18.5cm">
          <draw:text-box>
            <text:p><text:span text:style-name="T1">Same as previous graph but with large file (5k x 4k) data removed for clarity.</text:span></text:p>
          </draw:text-box>
        </draw:frame>
        <draw:custom-shape draw:style-name="gr9" draw:text-style-name="P3" draw:layer="layout" svg:width="5.749cm" svg:height="1.5cm" svg:x="13.251cm" svg:y="11cm">
          <text:p text:style-name="P3"><text:span text:style-name="T1">~ 4x speedup over</text:span></text:p>
          <text:p text:style-name="P3"><text:span text:style-name="T1">single thread</text:span></text:p>
          <draw:enhanced-geometry svg:viewBox="0 0 21600 21600" draw:mirror-horizontal="false" draw:mirror-vertical="false" draw:type="line-callout-3" draw:modifiers="-4072.06956521739 27643.9706862092 -924.104347826087 7943.5043304463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6" draw:layer="layout" svg:width="14.848cm" svg:height="11.135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g>
          <draw:line draw:style-name="gr4" draw:text-style-name="P1" draw:layer="layout" svg:x1="1.3cm" svg:y1="1.6cm" svg:x2="26.8cm" svg:y2="1.6cm">
            <text:p/>
          </draw:line>
          <draw:frame draw:style-name="gr5" draw:layer="layout" svg:width="13.071cm" svg:height="1.038cm" svg:x="1.446cm" svg:y="0.462cm">
            <draw:text-box>
              <text:p>Sinogram creation – processes v. image size</text:p>
            </draw:text-box>
          </draw:frame>
        </draw:g>
        <draw:frame draw:style-name="gr8" draw:layer="layout" svg:width="25.184cm" svg:height="13.622cm" svg:x="1.403cm" svg:y="3.65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2" draw:layer="layout" svg:width="24.916cm" svg:height="0.95cm" svg:x="1.741cm" svg:y="18.5cm">
          <draw:text-box>
            <text:p><text:span text:style-name="T1">Attempted sinogram creation over large files (5k x 4k) – single RAID 5 couldn't handle the IO load.</text:span></text:p>
          </draw:text-box>
        </draw:frame>
        <draw:custom-shape draw:style-name="gr9" draw:text-style-name="P3" draw:layer="layout" svg:width="5.749cm" svg:height="1.9cm" svg:x="13.251cm" svg:y="11.5cm">
          <text:p text:style-name="P3"><text:span text:style-name="T1">~ 5x speedup over</text:span></text:p>
          <text:p text:style-name="P3"><text:span text:style-name="T1">single thread</text:span></text:p>
          <draw:enhanced-geometry svg:viewBox="0 0 21600 21600" draw:mirror-horizontal="false" draw:mirror-vertical="false" draw:type="line-callout-3" draw:modifiers="-4068.31304347826 26360.8627038401 -924.104347826087 6260.7048921620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3" draw:layer="layout" svg:width="6.5cm" svg:height="1.999cm" svg:x="4.5cm" svg:y="4.001cm">
          <text:p text:style-name="P3"><text:span text:style-name="T1">~1.4x speedup over</text:span></text:p>
          <text:p text:style-name="P3"><text:span text:style-name="T1">4 threads</text:span></text:p>
          <draw:enhanced-geometry svg:viewBox="0 0 21600 21600" draw:mirror-horizontal="true" draw:mirror-vertical="false" draw:type="line-callout-3" draw:modifiers="-3661.46746654361 55231.2 -817.35117674204 5983.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6" draw:layer="layout" svg:width="14.848cm" svg:height="11.135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g>
          <draw:line draw:style-name="gr4" draw:text-style-name="P1" draw:layer="layout" svg:x1="1.3cm" svg:y1="1.6cm" svg:x2="26.8cm" svg:y2="1.6cm">
            <text:p/>
          </draw:line>
          <draw:frame draw:style-name="gr5" draw:layer="layout" svg:width="14.798cm" svg:height="1.038cm" svg:x="1.446cm" svg:y="0.462cm">
            <draw:text-box>
              <text:p>Sinogram reconstruction – processes v. image size</text:p>
            </draw:text-box>
          </draw:frame>
        </draw:g>
        <draw:frame draw:style-name="gr8" draw:layer="layout" svg:width="25.185cm" svg:height="12.988cm" svg:x="1.402cm" svg:y="3.97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text-style-name="P2" draw:layer="layout" svg:width="22.74cm" svg:height="0.95cm" svg:x="1.742cm" svg:y="18.5cm">
          <draw:text-box>
            <text:p><text:span text:style-name="T1">Total run time decreases as more workers added – there will be an IO limit at some point.</text:span></text:p>
          </draw:text-box>
        </draw:frame>
        <draw:custom-shape draw:style-name="gr9" draw:text-style-name="P3" draw:layer="layout" svg:width="6.248cm" svg:height="1.9cm" svg:x="13.252cm" svg:y="11.5cm">
          <text:p text:style-name="P3"><text:span text:style-name="T1">~ 8x speedup over</text:span></text:p>
          <text:p text:style-name="P3"><text:span text:style-name="T1">single thread</text:span></text:p>
          <draw:enhanced-geometry svg:viewBox="0 0 21600 21600" draw:mirror-horizontal="false" draw:mirror-vertical="false" draw:type="line-callout-3" draw:modifiers="-3802.20835333653 29110.5733824303 -850.312049927988 6260.7048921620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3" draw:layer="layout" svg:width="6.5cm" svg:height="1.999cm" svg:x="14cm" svg:y="6cm">
          <text:p text:style-name="P3"><text:span text:style-name="T1">~2x speedup over</text:span></text:p>
          <text:p text:style-name="P3"><text:span text:style-name="T1">4 threads</text:span></text:p>
          <draw:enhanced-geometry svg:viewBox="0 0 21600 21600" draw:mirror-horizontal="false" draw:mirror-vertical="false" draw:type="line-callout-3" draw:modifiers="-5571.94277803415 45813.6 -817.35117674204 5983.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10" draw:text-style-name="P1" draw:layer="layout" svg:width="27cm" svg:height="7.5cm" svg:x="0.5cm" svg:y="2cm">
          <text:p/>
          <draw:enhanced-geometry svg:viewBox="0 0 21600 21600" draw:type="rectangle" draw:enhanced-path="M 0 0 L 21600 0 21600 21600 0 21600 0 0 Z N"/>
        </draw:custom-shape>
        <draw:g>
          <draw:line draw:style-name="gr4" draw:text-style-name="P1" draw:layer="layout" svg:x1="1.3cm" svg:y1="1.6cm" svg:x2="26.8cm" svg:y2="1.6cm">
            <text:p/>
          </draw:line>
          <draw:frame draw:style-name="gr5" draw:layer="layout" svg:width="5.853cm" svg:height="1.038cm" svg:x="1.446cm" svg:y="0.462cm">
            <draw:text-box>
              <text:p>Proposed workflow</text:p>
            </draw:text-box>
          </draw:frame>
        </draw:g>
        <draw:custom-shape draw:style-name="gr11" draw:text-style-name="P3" draw:id="id10" draw:layer="layout" svg:width="4.5cm" svg:height="3cm" svg:x="1cm" svg:y="3.5cm">
          <text:p text:style-name="P3"><text:span text:style-name="T1">Experiment </text:span></text:p>
          <text:p text:style-name="P3"><text:span text:style-name="T1">commenced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id="id11" draw:layer="layout" svg:width="6.5cm" svg:height="2cm" svg:x="8.5cm" svg:y="2.5cm">
          <text:p text:style-name="P3"><text:span text:style-name="T1">New image</text:span></text:p>
          <text:p text:style-name="P3"><text:span text:style-name="T1">collected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id="id12" draw:layer="layout" svg:width="6cm" svg:height="2.5cm" svg:x="4cm" svg:y="11cm">
          <text:p text:style-name="P3"><text:span text:style-name="T1">Experiment</text:span></text:p>
          <text:p text:style-name="P3"><text:span text:style-name="T1">complete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5.5cm" svg:y1="5cm" svg:x2="8.5cm" svg:y2="3.5cm" draw:start-shape="id10" draw:end-shape="id11" svg:d="m5500 5000h1500v-1500h1500">
          <text:p/>
        </draw:connector>
        <draw:connector draw:style-name="gr7" draw:text-style-name="P1" draw:layer="layout" svg:x1="3.25cm" svg:y1="6.5cm" svg:x2="7cm" svg:y2="11cm" draw:start-shape="id10" draw:start-glue-point="2" draw:end-shape="id12" svg:d="m3250 6500v2250h3750v2250">
          <text:p/>
        </draw:connector>
        <draw:custom-shape draw:style-name="gr11" draw:text-style-name="P3" draw:id="id13" draw:layer="layout" svg:width="7.5cm" svg:height="2.5cm" svg:x="17.5cm" svg:y="5cm">
          <text:p text:style-name="P3"><text:span text:style-name="T1">De-noise,</text:span></text:p>
          <text:p text:style-name="P3"><text:span text:style-name="T1">Remove background,</text:span></text:p>
          <text:p text:style-name="P3"><text:span text:style-name="T1">Create sinogram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5cm" svg:y1="3.5cm" svg:x2="17.5cm" svg:y2="6.25cm" draw:start-shape="id11" draw:end-shape="id13" svg:d="m15000 3500h1250v2750h1250">
          <text:p/>
        </draw:connector>
        <draw:custom-shape draw:style-name="gr11" draw:text-style-name="P3" draw:id="id14" draw:layer="layout" svg:width="14.5cm" svg:height="3cm" svg:x="11.5cm" svg:y="14.5cm">
          <text:p text:style-name="P3"><text:span text:style-name="T1">Reconstruct sinograms:</text:span></text:p>
          <text:p text:style-name="P3"><text:span text:style-name="T1">N processes, </text:span></text:p>
          <text:p text:style-name="P3"><text:span text:style-name="T1">(Total sinograms / N processes) sinograms per proces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0cm" svg:y1="12.25cm" svg:x2="11.5cm" svg:y2="16cm" draw:start-shape="id12" draw:end-shape="id14" svg:d="m10000 12250h750v3750h750">
          <text:p/>
        </draw:connector>
        <draw:frame draw:style-name="gr12" draw:text-style-name="P2" draw:layer="layout" svg:width="7.043cm" svg:height="0.95cm" svg:x="20.053cm" svg:y="8.5cm">
          <draw:text-box>
            <text:p text:style-name="P2"><text:span text:style-name="T1">As experiment progresses</text:span></text:p>
          </draw:text-box>
        </draw:frame>
        <draw:frame draw:style-name="gr5" draw:text-style-name="P3" draw:layer="layout" svg:width="13.266cm" svg:height="1.649cm" svg:x="13.734cm" svg:y="10.5cm">
          <draw:text-box>
            <text:p text:style-name="P1"><text:span text:style-name="T1">Once all data has been collected and all sinograms</text:span></text:p>
            <text:p text:style-name="P1"><text:span text:style-name="T1">have been produced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rco La Rosa</meta:initial-creator>
    <meta:creation-date>2010-03-05T08:35:10</meta:creation-date>
    <meta:editing-duration>PT02H21M32S</meta:editing-duration>
    <meta:editing-cycles>51</meta:editing-cycles>
    <dc:date>2010-03-16T10:07:12</dc:date>
    <dc:creator>Marco La Rosa</dc:creator>
    <meta:generator>OpenOffice.org/3.1$Linux OpenOffice.org_project/310m19$Build-9420</meta:generator>
    <meta:document-statistic meta:object-count="1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 chart:error-upper-indicator="true" chart:error-lower-indicator="true" chart:error-category="cell-range" chart:error-upper-range="local-table.$E$2:.$E$6" chart:error-lower-range="local-table.$D$2:.$D$6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error-category="cell-range"/>
    </style:style>
    <style:style style:name="ch11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 chart:error-upper-indicator="true" chart:error-lower-indicator="true" chart:error-category="cell-range" chart:error-upper-range="local-table.$K$2:.$K$6" chart:error-lower-range="local-table.$J$2:.$J$6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7.024cm" svg:height="15.501cm" chart:class="chart:scatter" chart:style-name="ch1">
        <chart:title svg:x="11.474cm" svg:y="0.31cm" chart:style-name="ch2">
          <text:p>Background removal</text:p>
        </chart:title>
        <chart:legend chart:legend-position="end" svg:x="22.818cm" svg:y="6.748cm" chart:style-name="ch3"/>
        <chart:plot-area chart:style-name="ch4" chart:data-source-has-labels="both" svg:x="0.879cm" svg:y="1.203cm" svg:width="21.4cm" svg:height="13.569cm">
          <chart:axis chart:dimension="x" chart:name="primary-x" chart:style-name="ch5">
            <chart:title svg:x="10.437cm" svg:y="14.456cm" chart:style-name="ch6">
              <text:p>n parallel processes</text:p>
            </chart:title>
            <chart:categories table:cell-range-address="local-table.$A$2:.$A$6"/>
          </chart:axis>
          <chart:axis chart:dimension="y" chart:name="primary-y" chart:style-name="ch5">
            <chart:title svg:x="0.541cm" svg:y="8.455cm" chart:style-name="ch7">
              <text:p>time (secs)</text:p>
            </chart:title>
            <chart:grid chart:style-name="ch8" chart:class="major"/>
          </chart:axis>
          <chart:series chart:style-name="ch9" chart:values-cell-range-address="local-table.$C$2:.$C$6" chart:label-cell-address="local-table.$C$1" chart:class="chart:scatter">
            <chart:domain table:cell-range-address="local-table.$B$2:.$B$6"/>
            <chart:error-indicator chart:style-name="ch10"/>
            <chart:data-point chart:repeated="5"/>
          </chart:series>
          <chart:series chart:style-name="ch11" chart:values-cell-range-address="local-table.$G$2:.$G$6" chart:label-cell-address="local-table.$G$1" chart:class="chart:scatter">
            <chart:domain table:cell-range-address="local-table.$F$2:.$F$6"/>
            <chart:data-point chart:repeated="5"/>
          </chart:series>
          <chart:series chart:style-name="ch12" chart:values-cell-range-address="local-table.$I$2:.$I$6" chart:label-cell-address="local-table.$I$1" chart:class="chart:scatter">
            <chart:domain table:cell-range-address="local-table.$H$2:.$H$6"/>
            <chart:error-indicator chart:style-name="ch10"/>
            <chart:data-point chart:repeated="5"/>
          </chart:series>
          <chart:series chart:style-name="ch13" chart:values-cell-range-address="local-table.$M$2:.$M$6" chart:label-cell-address="local-table.$M$1" chart:class="chart:scatter">
            <chart:domain table:cell-range-address="local-table.$L$2:.$L$6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ingle disk avg tim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ingle disk total time</text:p>
              </table:table-cell>
              <table:table-cell office:value-type="string">
                <text:p/>
              </table:table-cell>
              <table:table-cell office:value-type="string">
                <text:p>NFS (RAID 5) avg tim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NFS (RAID 5) total time</text:p>
              </table:table-cell>
            </table:table-row>
          </table:table-header-rows>
          <table:table-rows>
            <table:table-row>
              <table:table-cell office:value-type="string">
                <text:p>background removal</text:p>
              </table:table-cell>
              <table:table-cell office:value-type="float" office:value="1">
                <text:p>1</text:p>
              </table:table-cell>
              <table:table-cell office:value-type="float" office:value="705">
                <text:p>7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05">
                <text:p>705</text:p>
              </table:table-cell>
              <table:table-cell office:value-type="float" office:value="1">
                <text:p>1</text:p>
              </table:table-cell>
              <table:table-cell office:value-type="float" office:value="758">
                <text:p>7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24.42">
                <text:p>324.42</text:p>
              </table:table-cell>
              <table:table-cell office:value-type="float" office:value="210.72">
                <text:p>210.72</text:p>
              </table:table-cell>
              <table:table-cell office:value-type="float" office:value="210.72">
                <text:p>210.72</text:p>
              </table:table-cell>
              <table:table-cell office:value-type="float" office:value="2">
                <text:p>2</text:p>
              </table:table-cell>
              <table:table-cell office:value-type="float" office:value="505">
                <text:p>505</text:p>
              </table:table-cell>
              <table:table-cell office:value-type="float" office:value="2">
                <text:p>2</text:p>
              </table:table-cell>
              <table:table-cell office:value-type="float" office:value="350.69">
                <text:p>350.69</text:p>
              </table:table-cell>
              <table:table-cell office:value-type="float" office:value="239.71">
                <text:p>239.71</text:p>
              </table:table-cell>
              <table:table-cell office:value-type="float" office:value="239.71">
                <text:p>239.71</text:p>
              </table:table-cell>
              <table:table-cell office:value-type="float" office:value="2">
                <text:p>2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64.7">
                <text:p>164.7</text:p>
              </table:table-cell>
              <table:table-cell office:value-type="float" office:value="100.71">
                <text:p>100.71</text:p>
              </table:table-cell>
              <table:table-cell office:value-type="float" office:value="100.71">
                <text:p>100.71</text:p>
              </table:table-cell>
              <table:table-cell office:value-type="float" office:value="4">
                <text:p>4</text:p>
              </table:table-cell>
              <table:table-cell office:value-type="float" office:value="304">
                <text:p>304</text:p>
              </table:table-cell>
              <table:table-cell office:value-type="float" office:value="4">
                <text:p>4</text:p>
              </table:table-cell>
              <table:table-cell office:value-type="float" office:value="174.73">
                <text:p>174.73</text:p>
              </table:table-cell>
              <table:table-cell office:value-type="float" office:value="106.77">
                <text:p>106.77</text:p>
              </table:table-cell>
              <table:table-cell office:value-type="float" office:value="106.77">
                <text:p>106.77</text:p>
              </table:table-cell>
              <table:table-cell office:value-type="float" office:value="4">
                <text:p>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94.72">
                <text:p>94.72</text:p>
              </table:table-cell>
              <table:table-cell office:value-type="float" office:value="53.55">
                <text:p>53.55</text:p>
              </table:table-cell>
              <table:table-cell office:value-type="float" office:value="53.55">
                <text:p>53.55</text:p>
              </table:table-cell>
              <table:table-cell office:value-type="float" office:value="8">
                <text:p>8</text:p>
              </table:table-cell>
              <table:table-cell office:value-type="float" office:value="181">
                <text:p>181</text:p>
              </table:table-cell>
              <table:table-cell office:value-type="float" office:value="8">
                <text:p>8</text:p>
              </table:table-cell>
              <table:table-cell office:value-type="float" office:value="100.56">
                <text:p>100.56</text:p>
              </table:table-cell>
              <table:table-cell office:value-type="float" office:value="56.45">
                <text:p>56.45</text:p>
              </table:table-cell>
              <table:table-cell office:value-type="float" office:value="56.45">
                <text:p>56.45</text:p>
              </table:table-cell>
              <table:table-cell office:value-type="float" office:value="8">
                <text:p>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69.14">
                <text:p>69.14</text:p>
              </table:table-cell>
              <table:table-cell office:value-type="float" office:value="34.41">
                <text:p>34.41</text:p>
              </table:table-cell>
              <table:table-cell office:value-type="float" office:value="34.41">
                <text:p>34.41</text:p>
              </table:table-cell>
              <table:table-cell office:value-type="float" office:value="16">
                <text:p>16</text:p>
              </table:table-cell>
              <table:table-cell office:value-type="float" office:value="126">
                <text:p>126</text:p>
              </table:table-cell>
              <table:table-cell office:value-type="float" office:value="16">
                <text:p>16</text:p>
              </table:table-cell>
              <table:table-cell office:value-type="float" office:value="72">
                <text:p>72</text:p>
              </table:table-cell>
              <table:table-cell office:value-type="float" office:value="35.22">
                <text:p>35.22</text:p>
              </table:table-cell>
              <table:table-cell office:value-type="float" office:value="35.22">
                <text:p>35.22</text:p>
              </table:table-cell>
              <table:table-cell office:value-type="float" office:value="16">
                <text:p>16</text:p>
              </table:table-cell>
              <table:table-cell office:value-type="float" office:value="135">
                <text:p>1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 chart:error-upper-indicator="true" chart:error-lower-indicator="true" chart:error-category="cell-range" chart:error-upper-range="local-table.$E$2:.$E$6" chart:error-lower-range="local-table.$D$2:.$D$6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error-category="cell-range"/>
    </style:style>
    <style:style style:name="ch11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 chart:error-upper-indicator="true" chart:error-lower-indicator="true" chart:error-category="cell-range" chart:error-upper-range="local-table.$K$2:.$K$6" chart:error-lower-range="local-table.$J$2:.$J$6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8.001cm" svg:height="15.471cm" chart:class="chart:scatter" chart:style-name="ch1">
        <chart:title svg:x="12.201cm" svg:y="0.309cm" chart:style-name="ch2">
          <text:p>Sinogram creation</text:p>
        </chart:title>
        <chart:legend chart:legend-position="end" svg:x="23.775cm" svg:y="6.733cm" chart:style-name="ch3"/>
        <chart:plot-area chart:style-name="ch4" chart:data-source-has-labels="both" svg:x="0.919cm" svg:y="1.201cm" svg:width="22.297cm" svg:height="13.544cm">
          <chart:axis chart:dimension="x" chart:name="primary-x" chart:style-name="ch5">
            <chart:title svg:x="10.925cm" svg:y="14.428cm" chart:style-name="ch6">
              <text:p>n parallel processes</text:p>
            </chart:title>
            <chart:categories table:cell-range-address="local-table.$A$2:.$A$6"/>
          </chart:axis>
          <chart:axis chart:dimension="y" chart:name="primary-y" chart:style-name="ch5">
            <chart:title svg:x="0.561cm" svg:y="8.441cm" chart:style-name="ch7">
              <text:p>time (secs)</text:p>
            </chart:title>
            <chart:grid chart:style-name="ch8" chart:class="major"/>
          </chart:axis>
          <chart:series chart:style-name="ch9" chart:values-cell-range-address="local-table.$C$2:.$C$6" chart:label-cell-address="local-table.$C$1" chart:class="chart:scatter">
            <chart:domain table:cell-range-address="local-table.$B$2:.$B$6"/>
            <chart:error-indicator chart:style-name="ch10"/>
            <chart:data-point chart:repeated="5"/>
          </chart:series>
          <chart:series chart:style-name="ch11" chart:values-cell-range-address="local-table.$G$2:.$G$6" chart:label-cell-address="local-table.$G$1" chart:class="chart:scatter">
            <chart:domain table:cell-range-address="local-table.$F$2:.$F$6"/>
            <chart:data-point chart:repeated="5"/>
          </chart:series>
          <chart:series chart:style-name="ch12" chart:values-cell-range-address="local-table.$I$2:.$I$6" chart:label-cell-address="local-table.$I$1" chart:class="chart:scatter">
            <chart:domain table:cell-range-address="local-table.$H$2:.$H$6"/>
            <chart:error-indicator chart:style-name="ch10"/>
            <chart:data-point chart:repeated="5"/>
          </chart:series>
          <chart:series chart:style-name="ch13" chart:values-cell-range-address="local-table.$M$2:.$M$6" chart:label-cell-address="local-table.$M$1" chart:class="chart:scatter">
            <chart:domain table:cell-range-address="local-table.$L$2:.$L$6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ingle disk avg tim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ingle disk total time</text:p>
              </table:table-cell>
              <table:table-cell office:value-type="string">
                <text:p/>
              </table:table-cell>
              <table:table-cell office:value-type="string">
                <text:p>NFS (RAID 5) avg tim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NFS (RAID 5) total time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969">
                <text:p>9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69">
                <text:p>969</text:p>
              </table:table-cell>
              <table:table-cell office:value-type="float" office:value="1">
                <text:p>1</text:p>
              </table:table-cell>
              <table:table-cell office:value-type="float" office:value="1554">
                <text:p>1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80.32">
                <text:p>480.32</text:p>
              </table:table-cell>
              <table:table-cell office:value-type="float" office:value="210.72">
                <text:p>210.72</text:p>
              </table:table-cell>
              <table:table-cell office:value-type="float" office:value="210.72">
                <text:p>210.72</text:p>
              </table:table-cell>
              <table:table-cell office:value-type="float" office:value="2">
                <text:p>2</text:p>
              </table:table-cell>
              <table:table-cell office:value-type="float" office:value="548">
                <text:p>548</text:p>
              </table:table-cell>
              <table:table-cell office:value-type="float" office:value="2">
                <text:p>2</text:p>
              </table:table-cell>
              <table:table-cell office:value-type="float" office:value="901.5">
                <text:p>901.5</text:p>
              </table:table-cell>
              <table:table-cell office:value-type="float" office:value="2.12">
                <text:p>2.12</text:p>
              </table:table-cell>
              <table:table-cell office:value-type="float" office:value="2.12">
                <text:p>2.12</text:p>
              </table:table-cell>
              <table:table-cell office:value-type="float" office:value="2">
                <text:p>2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67.52">
                <text:p>267.52</text:p>
              </table:table-cell>
              <table:table-cell office:value-type="float" office:value="100.71">
                <text:p>100.71</text:p>
              </table:table-cell>
              <table:table-cell office:value-type="float" office:value="100.71">
                <text:p>100.71</text:p>
              </table:table-cell>
              <table:table-cell office:value-type="float" office:value="4">
                <text:p>4</text:p>
              </table:table-cell>
              <table:table-cell office:value-type="float" office:value="305">
                <text:p>305</text:p>
              </table:table-cell>
              <table:table-cell office:value-type="float" office:value="4">
                <text:p>4</text:p>
              </table:table-cell>
              <table:table-cell office:value-type="float" office:value="453.21">
                <text:p>453.21</text:p>
              </table:table-cell>
              <table:table-cell office:value-type="float" office:value="7.27">
                <text:p>7.27</text:p>
              </table:table-cell>
              <table:table-cell office:value-type="float" office:value="7.27">
                <text:p>7.27</text:p>
              </table:table-cell>
              <table:table-cell office:value-type="float" office:value="4">
                <text:p>4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204.89">
                <text:p>204.89</text:p>
              </table:table-cell>
              <table:table-cell office:value-type="float" office:value="53.55">
                <text:p>53.55</text:p>
              </table:table-cell>
              <table:table-cell office:value-type="float" office:value="53.55">
                <text:p>53.55</text:p>
              </table:table-cell>
              <table:table-cell office:value-type="float" office:value="8">
                <text:p>8</text:p>
              </table:table-cell>
              <table:table-cell office:value-type="float" office:value="220">
                <text:p>220</text:p>
              </table:table-cell>
              <table:table-cell office:value-type="float" office:value="8">
                <text:p>8</text:p>
              </table:table-cell>
              <table:table-cell office:value-type="float" office:value="291.99">
                <text:p>291.99</text:p>
              </table:table-cell>
              <table:table-cell office:value-type="float" office:value="9.57">
                <text:p>9.57</text:p>
              </table:table-cell>
              <table:table-cell office:value-type="float" office:value="9.57">
                <text:p>9.57</text:p>
              </table:table-cell>
              <table:table-cell office:value-type="float" office:value="8">
                <text:p>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182.17">
                <text:p>182.17</text:p>
              </table:table-cell>
              <table:table-cell office:value-type="float" office:value="34.41">
                <text:p>34.41</text:p>
              </table:table-cell>
              <table:table-cell office:value-type="float" office:value="34.41">
                <text:p>34.41</text:p>
              </table:table-cell>
              <table:table-cell office:value-type="float" office:value="16">
                <text:p>16</text:p>
              </table:table-cell>
              <table:table-cell office:value-type="float" office:value="212">
                <text:p>212</text:p>
              </table:table-cell>
              <table:table-cell office:value-type="float" office:value="16">
                <text:p>16</text:p>
              </table:table-cell>
              <table:table-cell office:value-type="float" office:value="422.99">
                <text:p>422.99</text:p>
              </table:table-cell>
              <table:table-cell office:value-type="float" office:value="11.45">
                <text:p>11.45</text:p>
              </table:table-cell>
              <table:table-cell office:value-type="float" office:value="11.45">
                <text:p>11.45</text:p>
              </table:table-cell>
              <table:table-cell office:value-type="float" office:value="16">
                <text:p>16</text:p>
              </table:table-cell>
              <table:table-cell office:value-type="float" office:value="465">
                <text:p>4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 chart:error-upper-indicator="true" chart:error-lower-indicator="true" chart:error-category="cell-range" chart:error-upper-range="local-table.$E$2:.$E$6" chart:error-lower-range="local-table.$D$2:.$D$6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error-category="cell-range"/>
    </style:style>
    <style:style style:name="ch11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 chart:error-upper-indicator="true" chart:error-lower-indicator="true" chart:error-category="cell-range" chart:error-upper-range="local-table.$K$2:.$K$6" chart:error-lower-range="local-table.$J$2:.$J$6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7.601cm" svg:height="15.001cm" chart:class="chart:scatter" chart:style-name="ch1">
        <chart:title svg:x="11.379cm" svg:y="0.3cm" chart:style-name="ch2">
          <text:p>Sinogram reconstruction</text:p>
        </chart:title>
        <chart:legend chart:legend-position="end" svg:x="23.383cm" svg:y="6.498cm" chart:style-name="ch3"/>
        <chart:plot-area chart:style-name="ch4" chart:data-source-has-labels="both" svg:x="0.903cm" svg:y="1.183cm" svg:width="21.929cm" svg:height="13.119cm">
          <chart:axis chart:dimension="x" chart:name="primary-x" chart:style-name="ch5">
            <chart:title svg:x="10.725cm" svg:y="13.976cm" chart:style-name="ch6">
              <text:p>n parallel processes</text:p>
            </chart:title>
            <chart:categories table:cell-range-address="local-table.$A$2:.$A$6"/>
          </chart:axis>
          <chart:axis chart:dimension="y" chart:name="primary-y" chart:style-name="ch5">
            <chart:title svg:x="0.553cm" svg:y="8.21cm" chart:style-name="ch7">
              <text:p>time (secs)</text:p>
            </chart:title>
            <chart:grid chart:style-name="ch8" chart:class="major"/>
          </chart:axis>
          <chart:series chart:style-name="ch9" chart:values-cell-range-address="local-table.$C$2:.$C$6" chart:label-cell-address="local-table.$C$1" chart:class="chart:scatter">
            <chart:domain table:cell-range-address="local-table.$B$2:.$B$6"/>
            <chart:error-indicator chart:style-name="ch10"/>
            <chart:data-point chart:repeated="5"/>
          </chart:series>
          <chart:series chart:style-name="ch11" chart:values-cell-range-address="local-table.$G$2:.$G$6" chart:label-cell-address="local-table.$G$1" chart:class="chart:scatter">
            <chart:domain table:cell-range-address="local-table.$F$2:.$F$6"/>
            <chart:data-point chart:repeated="5"/>
          </chart:series>
          <chart:series chart:style-name="ch12" chart:values-cell-range-address="local-table.$I$2:.$I$6" chart:label-cell-address="local-table.$I$1" chart:class="chart:scatter">
            <chart:domain table:cell-range-address="local-table.$H$2:.$H$6"/>
            <chart:error-indicator chart:style-name="ch10"/>
            <chart:data-point chart:repeated="5"/>
          </chart:series>
          <chart:series chart:style-name="ch13" chart:values-cell-range-address="local-table.$M$2:.$M$6" chart:label-cell-address="local-table.$M$1" chart:class="chart:scatter">
            <chart:domain table:cell-range-address="local-table.$L$2:.$L$6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ingle disk avg tim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ingle disk total time</text:p>
              </table:table-cell>
              <table:table-cell office:value-type="string">
                <text:p/>
              </table:table-cell>
              <table:table-cell office:value-type="string">
                <text:p>NFS (RAID 5) avg tim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NFS (RAID 5) total 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37">
                <text:p>1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37">
                <text:p>1137</text:p>
              </table:table-cell>
              <table:table-cell office:value-type="float" office:value="1">
                <text:p>1</text:p>
              </table:table-cell>
              <table:table-cell office:value-type="float" office:value="1271">
                <text:p>1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68.5">
                <text:p>568.5</text:p>
              </table:table-cell>
              <table:table-cell office:value-type="float" office:value="2.12">
                <text:p>2.12</text:p>
              </table:table-cell>
              <table:table-cell office:value-type="float" office:value="2.12">
                <text:p>2.12</text:p>
              </table:table-cell>
              <table:table-cell office:value-type="float" office:value="2">
                <text:p>2</text:p>
              </table:table-cell>
              <table:table-cell office:value-type="float" office:value="569">
                <text:p>569</text:p>
              </table:table-cell>
              <table:table-cell office:value-type="float" office:value="2">
                <text:p>2</text:p>
              </table:table-cell>
              <table:table-cell office:value-type="float" office:value="612">
                <text:p>612</text:p>
              </table:table-cell>
              <table:table-cell office:value-type="float" office:value="1.41">
                <text:p>1.41</text:p>
              </table:table-cell>
              <table:table-cell office:value-type="float" office:value="1.41">
                <text:p>1.41</text:p>
              </table:table-cell>
              <table:table-cell office:value-type="float" office:value="2">
                <text:p>2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84.73">
                <text:p>284.73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289">
                <text:p>289</text:p>
              </table:table-cell>
              <table:table-cell office:value-type="float" office:value="4">
                <text:p>4</text:p>
              </table:table-cell>
              <table:table-cell office:value-type="float" office:value="306.74">
                <text:p>306.74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49.78">
                <text:p>149.78</text:p>
              </table:table-cell>
              <table:table-cell office:value-type="float" office:value="5.77">
                <text:p>5.77</text:p>
              </table:table-cell>
              <table:table-cell office:value-type="float" office:value="5.77">
                <text:p>5.77</text:p>
              </table:table-cell>
              <table:table-cell office:value-type="float" office:value="8">
                <text:p>8</text:p>
              </table:table-cell>
              <table:table-cell office:value-type="float" office:value="164">
                <text:p>164</text:p>
              </table:table-cell>
              <table:table-cell office:value-type="float" office:value="8">
                <text:p>8</text:p>
              </table:table-cell>
              <table:table-cell office:value-type="float" office:value="158.28">
                <text:p>158.28</text:p>
              </table:table-cell>
              <table:table-cell office:value-type="float" office:value="5.93">
                <text:p>5.93</text:p>
              </table:table-cell>
              <table:table-cell office:value-type="float" office:value="5.93">
                <text:p>5.93</text:p>
              </table:table-cell>
              <table:table-cell office:value-type="float" office:value="8">
                <text:p>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40">
                <text:p>140</text:p>
              </table:table-cell>
              <table:table-cell office:value-type="float" office:value="9.28">
                <text:p>9.28</text:p>
              </table:table-cell>
              <table:table-cell office:value-type="float" office:value="9.28">
                <text:p>9.28</text:p>
              </table:table-cell>
              <table:table-cell office:value-type="float" office:value="16">
                <text:p>16</text:p>
              </table:table-cell>
              <table:table-cell office:value-type="float" office:value="173">
                <text:p>173</text:p>
              </table:table-cell>
              <table:table-cell office:value-type="float" office:value="16">
                <text:p>16</text:p>
              </table:table-cell>
              <table:table-cell office:value-type="float" office:value="141.71">
                <text:p>141.71</text:p>
              </table:table-cell>
              <table:table-cell office:value-type="float" office:value="8.88">
                <text:p>8.88</text:p>
              </table:table-cell>
              <table:table-cell office:value-type="float" office:value="8.88">
                <text:p>8.88</text:p>
              </table:table-cell>
              <table:table-cell office:value-type="float" office:value="16">
                <text:p>16</text:p>
              </table:table-cell>
              <table:table-cell office:value-type="float" office:value="174">
                <text:p>1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5.185cm" svg:height="13.623cm" chart:class="chart:scatter" chart:style-name="ch1">
        <chart:title svg:x="10.793cm" svg:y="0.272cm" chart:style-name="ch2">
          <text:p>Sinogram creation</text:p>
        </chart:title>
        <chart:legend chart:legend-position="end" svg:x="21.915cm" svg:y="5.582cm" chart:style-name="ch3"/>
        <chart:plot-area chart:style-name="ch4" chart:data-source-has-labels="both" svg:x="0.805cm" svg:y="1.127cm" svg:width="20.608cm" svg:height="11.881cm">
          <chart:axis chart:dimension="x" chart:name="primary-x" chart:style-name="ch5">
            <chart:title svg:x="10.549cm" svg:y="12.654cm" chart:style-name="ch6">
              <text:p>n processes</text:p>
            </chart:title>
            <chart:categories table:cell-range-address="local-table.$A$2:.$A$6"/>
          </chart:axis>
          <chart:axis chart:dimension="y" chart:name="primary-y" chart:style-name="ch5">
            <chart:title svg:x="0.504cm" svg:y="7.535cm" chart:style-name="ch7">
              <text:p>time (secs)</text:p>
            </chart:title>
            <chart:grid chart:style-name="ch8" chart:class="major"/>
          </chart:axis>
          <chart:series chart:style-name="ch9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0" chart:values-cell-range-address="local-table.$D$2:.$D$6" chart:label-cell-address="local-table.$D$1" chart:class="chart:scatter">
            <chart:data-point chart:repeated="5"/>
          </chart:series>
          <chart:series chart:style-name="ch11" chart:values-cell-range-address="local-table.$E$2:.$E$6" chart:label-cell-address="local-table.$E$1" chart:class="chart:scatter">
            <chart:data-point chart:repeated="5"/>
          </chart:series>
          <chart:series chart:style-name="ch12" chart:values-cell-range-address="local-table.$F$2:.$F$6" chart:label-cell-address="local-table.$F$1" chart:class="chart:scatter">
            <chart:data-point chart:repeated="5"/>
          </chart:series>
          <chart:series chart:style-name="ch13" chart:values-cell-range-address="local-table.$G$2:.$G$6" chart:label-cell-address="local-table.$G$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nternal 334x256</text:p>
              </table:table-cell>
              <table:table-cell office:value-type="string">
                <text:p>nfs  1336x1022</text:p>
              </table:table-cell>
              <table:table-cell office:value-type="string">
                <text:p>internal 668x511</text:p>
              </table:table-cell>
              <table:table-cell office:value-type="string">
                <text:p>nfs  334x256</text:p>
              </table:table-cell>
              <table:table-cell office:value-type="string">
                <text:p>nfs  668x51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3">
                <text:p>153</text:p>
              </table:table-cell>
              <table:table-cell office:value-type="float" office:value="1.#NAN">
                <text:p>1.#NAN</text:p>
              </table:table-cell>
              <table:table-cell office:value-type="float" office:value="969">
                <text:p>969</text:p>
              </table:table-cell>
              <table:table-cell office:value-type="float" office:value="372">
                <text:p>372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548">
                <text:p>548</text:p>
              </table:table-cell>
              <table:table-cell office:value-type="float" office:value="210">
                <text:p>210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417">
                <text:p>2417</text:p>
              </table:table-cell>
              <table:table-cell office:value-type="float" office:value="305">
                <text:p>305</text:p>
              </table:table-cell>
              <table:table-cell office:value-type="float" office:value="112">
                <text:p>112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700">
                <text:p>1700</text:p>
              </table:table-cell>
              <table:table-cell office:value-type="float" office:value="220">
                <text:p>220</text:p>
              </table:table-cell>
              <table:table-cell office:value-type="float" office:value="78">
                <text:p>7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2573">
                <text:p>2573</text:p>
              </table:table-cell>
              <table:table-cell office:value-type="float" office:value="212">
                <text:p>212</text:p>
              </table:table-cell>
              <table:table-cell office:value-type="float" office:value="85">
                <text:p>85</text:p>
              </table:table-cell>
              <table:table-cell office:value-type="float" office:value="465">
                <text:p>46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5.186cm" svg:height="12.989cm" chart:class="chart:scatter" chart:style-name="ch1">
        <chart:title svg:x="10.172cm" svg:y="0.259cm" chart:style-name="ch2">
          <text:p>Sinogram reconstruction</text:p>
        </chart:title>
        <chart:legend chart:legend-position="end" svg:x="21.916cm" svg:y="5.265cm" chart:style-name="ch3"/>
        <chart:plot-area chart:style-name="ch4" chart:data-source-has-labels="both" svg:x="0.805cm" svg:y="1.101cm" svg:width="20.609cm" svg:height="11.312cm">
          <chart:axis chart:dimension="x" chart:name="primary-x" chart:style-name="ch5">
            <chart:title svg:x="10.549cm" svg:y="12.046cm" chart:style-name="ch6">
              <text:p>n processes</text:p>
            </chart:title>
            <chart:categories table:cell-range-address="local-table.$A$2:.$A$6"/>
          </chart:axis>
          <chart:axis chart:dimension="y" chart:name="primary-y" chart:style-name="ch5">
            <chart:title svg:x="0.504cm" svg:y="7.225cm" chart:style-name="ch7">
              <text:p>time (secs)</text:p>
            </chart:title>
            <chart:grid chart:style-name="ch8" chart:class="major"/>
          </chart:axis>
          <chart:series chart:style-name="ch9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0" chart:values-cell-range-address="local-table.$D$2:.$D$6" chart:label-cell-address="local-table.$D$1" chart:class="chart:scatter">
            <chart:data-point chart:repeated="5"/>
          </chart:series>
          <chart:series chart:style-name="ch11" chart:values-cell-range-address="local-table.$E$2:.$E$6" chart:label-cell-address="local-table.$E$1" chart:class="chart:scatter">
            <chart:data-point chart:repeated="5"/>
          </chart:series>
          <chart:series chart:style-name="ch12" chart:values-cell-range-address="local-table.$F$2:.$F$6" chart:label-cell-address="local-table.$F$1" chart:class="chart:scatter">
            <chart:data-point chart:repeated="5"/>
          </chart:series>
          <chart:series chart:style-name="ch13" chart:values-cell-range-address="local-table.$G$2:.$G$6" chart:label-cell-address="local-table.$G$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nternal 334x256</text:p>
              </table:table-cell>
              <table:table-cell office:value-type="string">
                <text:p>nfs  1336x1022</text:p>
              </table:table-cell>
              <table:table-cell office:value-type="string">
                <text:p>internal 668x511</text:p>
              </table:table-cell>
              <table:table-cell office:value-type="string">
                <text:p>nfs  334x256</text:p>
              </table:table-cell>
              <table:table-cell office:value-type="string">
                <text:p>nfs  668x51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7">
                <text:p>177</text:p>
              </table:table-cell>
              <table:table-cell office:value-type="float" office:value="1.#NAN">
                <text:p>1.#NAN</text:p>
              </table:table-cell>
              <table:table-cell office:value-type="float" office:value="1137">
                <text:p>1137</text:p>
              </table:table-cell>
              <table:table-cell office:value-type="float" office:value="217">
                <text:p>217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8">
                <text:p>88</text:p>
              </table:table-cell>
              <table:table-cell office:value-type="float" office:value="1.#NAN">
                <text:p>1.#NAN</text:p>
              </table:table-cell>
              <table:table-cell office:value-type="float" office:value="569">
                <text:p>569</text:p>
              </table:table-cell>
              <table:table-cell office:value-type="float" office:value="107">
                <text:p>107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4">
                <text:p>44</text:p>
              </table:table-cell>
              <table:table-cell office:value-type="float" office:value="2171">
                <text:p>2171</text:p>
              </table:table-cell>
              <table:table-cell office:value-type="float" office:value="289">
                <text:p>289</text:p>
              </table:table-cell>
              <table:table-cell office:value-type="float" office:value="47">
                <text:p>47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127">
                <text:p>1127</text:p>
              </table:table-cell>
              <table:table-cell office:value-type="float" office:value="164">
                <text:p>164</text:p>
              </table:table-cell>
              <table:table-cell office:value-type="float" office:value="27">
                <text:p>2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1147">
                <text:p>1147</text:p>
              </table:table-cell>
              <table:table-cell office:value-type="float" office:value="173">
                <text:p>173</text:p>
              </table:table-cell>
              <table:table-cell office:value-type="float" office:value="24">
                <text:p>24</text:p>
              </table:table-cell>
              <table:table-cell office:value-type="float" office:value="174">
                <text:p>17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5.106cm" svg:height="13.57cm" chart:class="chart:scatter" chart:style-name="ch1">
        <chart:title svg:x="10.515cm" svg:y="0.271cm" chart:style-name="ch2">
          <text:p>Background removal</text:p>
        </chart:title>
        <chart:legend chart:legend-position="end" svg:x="21.837cm" svg:y="5.556cm" chart:style-name="ch3"/>
        <chart:plot-area chart:style-name="ch4" chart:data-source-has-labels="both" svg:x="0.803cm" svg:y="1.125cm" svg:width="20.533cm" svg:height="11.833cm">
          <chart:axis chart:dimension="x" chart:name="primary-x" chart:style-name="ch5">
            <chart:title svg:x="10.509cm" svg:y="12.603cm" chart:style-name="ch6">
              <text:p>n processes</text:p>
            </chart:title>
            <chart:categories table:cell-range-address="local-table.$A$2:.$A$6"/>
          </chart:axis>
          <chart:axis chart:dimension="y" chart:name="primary-y" chart:style-name="ch5">
            <chart:title svg:x="0.503cm" svg:y="7.509cm" chart:style-name="ch7">
              <text:p>time (secs)</text:p>
            </chart:title>
            <chart:grid chart:style-name="ch8" chart:class="major"/>
          </chart:axis>
          <chart:series chart:style-name="ch9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0" chart:values-cell-range-address="local-table.$D$2:.$D$6" chart:label-cell-address="local-table.$D$1" chart:class="chart:scatter">
            <chart:data-point chart:repeated="5"/>
          </chart:series>
          <chart:series chart:style-name="ch11" chart:values-cell-range-address="local-table.$E$2:.$E$6" chart:label-cell-address="local-table.$E$1" chart:class="chart:scatter">
            <chart:data-point chart:repeated="5"/>
          </chart:series>
          <chart:series chart:style-name="ch12" chart:values-cell-range-address="local-table.$F$2:.$F$6" chart:label-cell-address="local-table.$F$1" chart:class="chart:scatter">
            <chart:data-point chart:repeated="5"/>
          </chart:series>
          <chart:series chart:style-name="ch13" chart:values-cell-range-address="local-table.$G$2:.$G$6" chart:label-cell-address="local-table.$G$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nternal 334x256</text:p>
              </table:table-cell>
              <table:table-cell office:value-type="string">
                <text:p>nfs  1336x1022</text:p>
              </table:table-cell>
              <table:table-cell office:value-type="string">
                <text:p>internal 668x511</text:p>
              </table:table-cell>
              <table:table-cell office:value-type="string">
                <text:p>nfs  334x256</text:p>
              </table:table-cell>
              <table:table-cell office:value-type="string">
                <text:p>nfs  668x51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56">
                <text:p>656</text:p>
              </table:table-cell>
              <table:table-cell office:value-type="float" office:value="1073">
                <text:p>1073</text:p>
              </table:table-cell>
              <table:table-cell office:value-type="float" office:value="705">
                <text:p>705</text:p>
              </table:table-cell>
              <table:table-cell office:value-type="float" office:value="757">
                <text:p>757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88">
                <text:p>488</text:p>
              </table:table-cell>
              <table:table-cell office:value-type="float" office:value="698">
                <text:p>698</text:p>
              </table:table-cell>
              <table:table-cell office:value-type="float" office:value="505">
                <text:p>505</text:p>
              </table:table-cell>
              <table:table-cell office:value-type="float" office:value="529">
                <text:p>529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95">
                <text:p>295</text:p>
              </table:table-cell>
              <table:table-cell office:value-type="float" office:value="398">
                <text:p>398</text:p>
              </table:table-cell>
              <table:table-cell office:value-type="float" office:value="304">
                <text:p>304</text:p>
              </table:table-cell>
              <table:table-cell office:value-type="float" office:value="308">
                <text:p>30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81">
                <text:p>181</text:p>
              </table:table-cell>
              <table:table-cell office:value-type="float" office:value="255">
                <text:p>255</text:p>
              </table:table-cell>
              <table:table-cell office:value-type="float" office:value="181">
                <text:p>181</text:p>
              </table:table-cell>
              <table:table-cell office:value-type="float" office:value="185">
                <text:p>18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25">
                <text:p>125</text:p>
              </table:table-cell>
              <table:table-cell office:value-type="float" office:value="186">
                <text:p>186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35">
                <text:p>13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1" style:family="chart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25.106cm" svg:height="13.57cm" chart:class="chart:scatter" chart:style-name="ch1">
        <chart:title svg:x="10.515cm" svg:y="0.271cm" chart:style-name="ch2">
          <text:p>Background removal</text:p>
        </chart:title>
        <chart:legend chart:legend-position="end" svg:x="21.837cm" svg:y="5.329cm" chart:style-name="ch3"/>
        <chart:plot-area chart:style-name="ch4" chart:data-source-has-labels="both" svg:x="0.803cm" svg:y="1.125cm" svg:width="20.533cm" svg:height="11.833cm">
          <chart:axis chart:dimension="x" chart:name="primary-x" chart:style-name="ch5">
            <chart:title svg:x="10.509cm" svg:y="12.603cm" chart:style-name="ch6">
              <text:p>n processes</text:p>
            </chart:title>
            <chart:categories table:cell-range-address="local-table.$A$2:.$A$6"/>
          </chart:axis>
          <chart:axis chart:dimension="y" chart:name="primary-y" chart:style-name="ch5">
            <chart:title svg:x="0.503cm" svg:y="7.509cm" chart:style-name="ch7">
              <text:p>time (secs)</text:p>
            </chart:title>
            <chart:grid chart:style-name="ch8" chart:class="major"/>
          </chart:axis>
          <chart:series chart:style-name="ch9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0" chart:values-cell-range-address="local-table.$D$2:.$D$6" chart:label-cell-address="local-table.$D$1" chart:class="chart:scatter">
            <chart:data-point chart:repeated="5"/>
          </chart:series>
          <chart:series chart:style-name="ch11" chart:values-cell-range-address="local-table.$E$2:.$E$6" chart:label-cell-address="local-table.$E$1" chart:class="chart:scatter">
            <chart:data-point chart:repeated="5"/>
          </chart:series>
          <chart:series chart:style-name="ch12" chart:values-cell-range-address="local-table.$F$2:.$F$6" chart:label-cell-address="local-table.$F$1" chart:class="chart:scatter">
            <chart:data-point chart:repeated="5"/>
          </chart:series>
          <chart:series chart:style-name="ch13" chart:values-cell-range-address="local-table.$G$2:.$G$6" chart:label-cell-address="local-table.$G$1" chart:class="chart:scatter">
            <chart:data-point chart:repeated="5"/>
          </chart:series>
          <chart:series chart:style-name="ch14" chart:values-cell-range-address="local-table.$H$2:.$H$6" chart:label-cell-address="local-table.$H$1" chart:class="chart:scatte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nternal 334x256</text:p>
              </table:table-cell>
              <table:table-cell office:value-type="string">
                <text:p>nfs 5344x4088</text:p>
              </table:table-cell>
              <table:table-cell office:value-type="string">
                <text:p>nfs  1336x1022</text:p>
              </table:table-cell>
              <table:table-cell office:value-type="string">
                <text:p>internal 668x511</text:p>
              </table:table-cell>
              <table:table-cell office:value-type="string">
                <text:p>nfs  334x256</text:p>
              </table:table-cell>
              <table:table-cell office:value-type="string">
                <text:p>nfs  668x51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56">
                <text:p>656</text:p>
              </table:table-cell>
              <table:table-cell office:value-type="float" office:value="1.#NAN">
                <text:p>1.#NAN</text:p>
              </table:table-cell>
              <table:table-cell office:value-type="float" office:value="1073">
                <text:p>1073</text:p>
              </table:table-cell>
              <table:table-cell office:value-type="float" office:value="705">
                <text:p>705</text:p>
              </table:table-cell>
              <table:table-cell office:value-type="float" office:value="757">
                <text:p>757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88">
                <text:p>488</text:p>
              </table:table-cell>
              <table:table-cell office:value-type="float" office:value="1.#NAN">
                <text:p>1.#NAN</text:p>
              </table:table-cell>
              <table:table-cell office:value-type="float" office:value="698">
                <text:p>698</text:p>
              </table:table-cell>
              <table:table-cell office:value-type="float" office:value="505">
                <text:p>505</text:p>
              </table:table-cell>
              <table:table-cell office:value-type="float" office:value="529">
                <text:p>529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95">
                <text:p>295</text:p>
              </table:table-cell>
              <table:table-cell office:value-type="float" office:value="2417">
                <text:p>2417</text:p>
              </table:table-cell>
              <table:table-cell office:value-type="float" office:value="398">
                <text:p>398</text:p>
              </table:table-cell>
              <table:table-cell office:value-type="float" office:value="304">
                <text:p>304</text:p>
              </table:table-cell>
              <table:table-cell office:value-type="float" office:value="308">
                <text:p>30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81">
                <text:p>181</text:p>
              </table:table-cell>
              <table:table-cell office:value-type="float" office:value="1951">
                <text:p>1951</text:p>
              </table:table-cell>
              <table:table-cell office:value-type="float" office:value="255">
                <text:p>255</text:p>
              </table:table-cell>
              <table:table-cell office:value-type="float" office:value="181">
                <text:p>181</text:p>
              </table:table-cell>
              <table:table-cell office:value-type="float" office:value="185">
                <text:p>18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25">
                <text:p>125</text:p>
              </table:table-cell>
              <table:table-cell office:value-type="float" office:value="1.#NAN">
                <text:p>1.#NAN</text:p>
              </table:table-cell>
              <table:table-cell office:value-type="float" office:value="186">
                <text:p>186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35">
                <text:p>13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